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00ff" draw:textarea-horizontal-align="justify" draw:textarea-vertical-align="middle" draw:auto-grow-height="false"/>
    </style:style>
    <style:style style:name="gr2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3" style:family="graphic" style:parent-style-name="standard">
      <style:graphic-properties svg:stroke-width="0cm" svg:stroke-color="#000000" draw:marker-start-width="0.203cm" draw:marker-end-width="0.203cm" draw:fill="none" draw:textarea-vertical-align="middle" draw:auto-grow-height="false" fo:min-height="0.749cm" fo:min-width="0.499cm" fo:padding-top="0.125cm" fo:padding-bottom="0.125cm" fo:padding-left="0.25cm" fo:padding-right="0.25cm"/>
    </style:style>
    <style:style style:name="gr4" style:family="graphic" style:parent-style-name="standard">
      <style:graphic-properties draw:stroke="none" svg:stroke-color="#000000" draw:fill="none" draw:fill-color="#ffffff" fo:min-height="0.889cm"/>
    </style:style>
    <style:style style:name="gr5" style:family="graphic" style:parent-style-name="standard">
      <style:graphic-properties draw:stroke="none" svg:stroke-color="#000000" draw:fill="none" draw:fill-color="#ffffff" fo:min-height="0.412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35cm" svg:x="4.81cm" svg:y="9.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5cm" svg:y="12.4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4cm" svg:height="1.291cm" draw:transform="rotate (-1.5707963267949) translate (8.615cm 9.374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1220.77922077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1" draw:layer="layout" svg:width="0.254cm" svg:height="6.35cm" draw:transform="rotate (-1.5707963267949) translate (11.16cm 16.583cm)">
          <text:p/>
          <draw:enhanced-geometry svg:viewBox="0 0 21600 21600" draw:mirror-horizontal="false" draw:mirror-vertical="true" draw:glue-points="21600 0 0 10800 21600 21600" draw:text-areas="13800 ?f9 21600 ?f10" draw:type="left-brace" draw:modifiers="1800 11220.77922077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2" draw:layer="layout" svg:width="1.416cm" svg:height="1.139cm" svg:x="7.123cm" svg:y="16.856cm">
          <draw:text-box>
            <text:p><text:span text:style-name="T1">10cm</text:span></text:p>
          </draw:text-box>
        </draw:frame>
        <draw:frame draw:style-name="gr5" draw:text-style-name="P2" draw:layer="layout" svg:width="1.216cm" svg:height="0.662cm" svg:x="7.35cm" svg:y="8.739cm">
          <draw:text-box>
            <text:p><text:span text:style-name="T1">2cm</text:span></text:p>
          </draw:text-box>
        </draw:frame>
        <draw:custom-shape draw:style-name="gr3" draw:text-style-name="P1" draw:layer="layout" svg:width="0.254cm" svg:height="2.526cm" draw:transform="rotate (-1.5707963267949) translate (7.35cm 9.373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1220.77922077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1.216cm" svg:height="0.662cm" svg:x="5.55cm" svg:y="8.739cm">
          <draw:text-box>
            <text:p><text:span text:style-name="T1">4cm</text:span></text:p>
          </draw:text-box>
        </draw:frame>
        <draw:custom-shape draw:style-name="gr3" draw:text-style-name="P1" draw:layer="layout" svg:width="0.254cm" svg:height="2.526cm" draw:transform="rotate (-1.5707963267949) translate (11.149cm 9.372cm)">
          <text:p/>
          <draw:enhanced-geometry svg:viewBox="0 0 21600 21600" draw:mirror-horizontal="true" draw:mirror-vertical="false" draw:glue-points="21600 0 0 10800 21600 21600" draw:text-areas="13800 ?f9 21600 ?f10" draw:type="left-brace" draw:modifiers="1800 11220.7792207792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5" draw:text-style-name="P2" draw:layer="layout" svg:width="1.216cm" svg:height="0.662cm" svg:x="9.35cm" svg:y="8.739cm">
          <draw:text-box>
            <text:p><text:span text:style-name="T1">4c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runo Turcksin</meta:initial-creator>
    <meta:creation-date>2013-04-18T14:37:41</meta:creation-date>
    <dc:date>2013-04-18T15:13:52</dc:date>
    <dc:creator>Bruno Turcksin</dc:creator>
    <meta:editing-duration>P0D</meta:editing-duration>
    <meta:editing-cycles>3</meta:editing-cycles>
    <meta:generator>LibreOffice/3.5$Linux_X86_64 LibreOffice_project/350m1$Build-2</meta:generator>
    <meta:document-statistic meta:object-count="10"/>
  </office:meta>
</office:document-meta>
</file>